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GE without resignations</text:p>
          </table:table-cell>
          <table:table-cell table:number-columns-repeated="8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2]*[.B2]*[.C2]" office:value-type="float" office:value="0.0855" calcext:value-type="float">
            <text:p>0.085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3]*[.B3]*[.C3]" office:value-type="float" office:value="0.0035" calcext:value-type="float">
            <text:p>0.0035</text:p>
          </table:table-cell>
          <table:table-cell table:number-columns-repeated="2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/>
          <table:table-cell table:formula="of:=[.A4]*[.B4]*[.C4]" office:value-type="float" office:value="0.0095" calcext:value-type="float">
            <text:p>0.0095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2:.G4])" office:value-type="float" office:value="0.0985" calcext:value-type="float">
            <text:p>0.098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nough resignations (not inc loop)</text:p>
          </table:table-cell>
          <table:table-cell table:number-columns-repeated="8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A8]*[.B8]*[.C8]" office:value-type="float" office:value="0.513" calcext:value-type="float">
            <text:p>0.513</text:p>
          </table:table-cell>
          <table:table-cell table:number-columns-repeated="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table:formula="of:=[.A9]*[.B9]*[.C9]" office:value-type="float" office:value="0.076" calcext:value-type="float">
            <text:p>0.076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table:formula="of:=[.A10]*[.B10]*[.C10]" office:value-type="float" office:value="0.028" calcext:value-type="float">
            <text:p>0.028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11]*[.B11]*[.C11]" office:value-type="float" office:value="0.0015" calcext:value-type="float">
            <text:p>0.0015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8:.G11])" office:value-type="float" office:value="0.6185" calcext:value-type="float">
            <text:p>0.6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enough resignations</text:p>
          </table:table-cell>
          <table:table-cell table:number-columns-repeated="8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14]*[.B14]*[.C14]" office:value-type="float" office:value="0.2565" calcext:value-type="float">
            <text:p>0.2565</text:p>
          </table:table-cell>
          <table:table-cell table:number-columns-repeated="2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/>
          <table:table-cell table:formula="of:=[.A15]*[.B15]*[.C15]" office:value-type="float" office:value="0.0095" calcext:value-type="float">
            <text:p>0.009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16]*[.B16]*[.C16]" office:value-type="float" office:value="0.0035" calcext:value-type="float">
            <text:p>0.003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table:formula="of:=[.A17]*[.B17]*[.C17]" office:value-type="float" office:value="0.012" calcext:value-type="float">
            <text:p>0.012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14:.G17])" office:value-type="float" office:value="0.2815" calcext:value-type="float">
            <text:p>0.2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 total</text:p>
          </table:table-cell>
          <table:table-cell table:number-columns-repeated="8"/>
        </table:table-row>
        <table:table-row table:style-name="ro1">
          <table:table-cell table:formula="of:=[.G5]" office:value-type="float" office:value="0.0985" calcext:value-type="float">
            <text:p>0.0985</text:p>
          </table:table-cell>
          <table:table-cell table:number-columns-repeated="5"/>
          <table:table-cell table:formula="of:=[.A20]" office:value-type="float" office:value="0.0985" calcext:value-type="float">
            <text:p>0.0985</text:p>
          </table:table-cell>
          <table:table-cell table:number-columns-repeated="2"/>
        </table:table-row>
        <table:table-row table:style-name="ro1">
          <table:table-cell table:formula="of:=[.G12]" office:value-type="float" office:value="0.6185" calcext:value-type="float">
            <text:p>0.6185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[.A21]*[.B21]" office:value-type="float" office:value="0.55665" calcext:value-type="float">
            <text:p>0.55665</text:p>
          </table:table-cell>
          <table:table-cell table:number-columns-repeated="2"/>
        </table:table-row>
        <table:table-row table:style-name="ro1">
          <table:table-cell table:formula="of:=[.G18]" office:value-type="float" office:value="0.2815" calcext:value-type="float">
            <text:p>0.2815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22]*[.B22]*[.C22]*[.D22]*[.E22]" office:value-type="float" office:value="0.05700375" calcext:value-type="float">
            <text:p>0.05700375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20:.G22])" office:value-type="float" office:value="0.71215375" calcext:value-type="float">
            <text:p>0.71215375</text:p>
          </table:table-cell>
          <table:table-cell table:formula="of:=[.G23]*100" office:value-type="float" office:value="71.215375" calcext:value-type="float">
            <text:p>71.215375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2<text:span text:style-name="T1">nd</text:span> Ref</text:p>
          </table:table-cell>
          <table:table-cell table:number-columns-repeated="8"/>
        </table:table-row>
        <table:table-row table:style-name="ro1">
          <table:table-cell table:formula="of:=[.G12]" office:value-type="float" office:value="0.6185" calcext:value-type="float">
            <text:p>0.618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25]*[.B25]" office:value-type="float" office:value="0.06185" calcext:value-type="float">
            <text:p>0.0618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26]*[.B26]*[.C26]" office:value-type="float" office:value="0.0015" calcext:value-type="float">
            <text:p>0.0015</text:p>
          </table:table-cell>
          <table:table-cell table:number-columns-repeated="2"/>
        </table:table-row>
        <table:table-row table:style-name="ro1">
          <table:table-cell table:formula="of:=[.G18]" office:value-type="float" office:value="0.2815" calcext:value-type="float">
            <text:p>0.2815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27]*[.B27]*[.C27]*[.D27]*[.E27]" office:value-type="float" office:value="0.00633375" calcext:value-type="float">
            <text:p>0.00633375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25:.G27])" office:value-type="float" office:value="0.06968375" calcext:value-type="float">
            <text:p>0.06968375</text:p>
          </table:table-cell>
          <table:table-cell table:formula="of:=[.G28]*100" office:value-type="float" office:value="6.968375" calcext:value-type="float">
            <text:p>6.968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8"/>
        </table:table-row>
        <table:table-row table:style-name="ro1">
          <table:table-cell table:formula="of:=[.G18]" office:value-type="float" office:value="0.2815" calcext:value-type="float">
            <text:p>0.2815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30]*[.B30]" office:value-type="float" office:value="0.14075" calcext:value-type="float">
            <text:p>0.14075</text:p>
          </table:table-cell>
          <table:table-cell table:number-columns-repeated="2"/>
        </table:table-row>
        <table:table-row table:style-name="ro1">
          <table:table-cell table:formula="of:=[.G18]" office:value-type="float" office:value="0.2815" calcext:value-type="float">
            <text:p>0.2815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A31]*[.B31]*[.C31]*[.D31]" office:value-type="float" office:value="0.0633375" calcext:value-type="float">
            <text:p>0.0633375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30:.G31])" office:value-type="float" office:value="0.2040875" calcext:value-type="float">
            <text:p>0.2040875</text:p>
          </table:table-cell>
          <table:table-cell table:formula="of:=[.G32]*100" office:value-type="float" office:value="20.40875" calcext:value-type="float">
            <text:p>20.408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later</text:p>
          </table:table-cell>
          <table:table-cell table:number-columns-repeated="8"/>
        </table:table-row>
        <table:table-row table:style-name="ro1">
          <table:table-cell table:formula="of:=[.G18]" office:value-type="float" office:value="0.2815" calcext:value-type="float">
            <text:p>0.281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35]*[.B35]*[.C35]" office:value-type="float" office:value="0.014075" calcext:value-type="float">
            <text:p>0.014075</text:p>
          </table:table-cell>
          <table:table-cell table:formula="of:=[.G35]*100" office:value-type="float" office:value="1.4075" calcext:value-type="float">
            <text:p>1.40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[.G23]+[.G28]+[.G32]+[.G35]" office:value-type="float" office:value="1" calcext:value-type="float">
            <text:p>1</text:p>
          </table:table-cell>
          <table:table-cell table:formula="of:=SUM([.H23:.H35])" office:value-type="float" office:value="100" calcext:value-type="float">
            <text:p>100</text:p>
          </table:table-cell>
          <table:table-cell table:formula="of:=SUM([.I23:.I35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 style:data-style-name="N2" text:time-value="11:03:51.160113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5-22T15:38:46.991023088</meta:creation-date>
    <dc:date>2019-06-13T12:51:24.189509065</dc:date>
    <dc:creator>Jon Worth</dc:creator>
    <meta:editing-duration>P1DT46M56S</meta:editing-duration>
    <meta:editing-cycles>10</meta:editing-cycles>
    <meta:generator>LibreOffice/6.2.0.3$MacOSX_X86_64 LibreOffice_project/98c6a8a1c6c7b144ce3cc729e34964b47ce25d62</meta:generator>
    <meta:document-statistic meta:table-count="1" meta:cell-count="104" meta:object-count="0"/>
  </office:meta>
</office:document-meta>
</file>